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704a" officeooo:paragraph-rsid="0011704a"/>
    </style:style>
    <style:style style:name="P2" style:family="paragraph" style:parent-style-name="Standard">
      <style:text-properties officeooo:rsid="00124f27" officeooo:paragraph-rsid="00124f27"/>
    </style:style>
    <style:style style:name="P3" style:family="paragraph" style:parent-style-name="Standard">
      <style:text-properties officeooo:rsid="00124f27" officeooo:paragraph-rsid="00159a69"/>
    </style:style>
    <style:style style:name="P4" style:family="paragraph" style:parent-style-name="Standard">
      <style:text-properties officeooo:rsid="00141899" officeooo:paragraph-rsid="00141899"/>
    </style:style>
    <style:style style:name="P5" style:family="paragraph" style:parent-style-name="Standard">
      <style:text-properties officeooo:rsid="00141899" officeooo:paragraph-rsid="00159a69"/>
    </style:style>
    <style:style style:name="P6" style:family="paragraph" style:parent-style-name="Standard">
      <style:text-properties officeooo:rsid="001664a2" officeooo:paragraph-rsid="001664a2"/>
    </style:style>
    <style:style style:name="P7" style:family="paragraph" style:parent-style-name="Standard">
      <style:paragraph-properties fo:text-align="center" style:justify-single-word="false"/>
      <style:text-properties officeooo:rsid="001664a2" officeooo:paragraph-rsid="001664a2"/>
    </style:style>
    <style:style style:name="P8" style:family="paragraph" style:parent-style-name="Standard">
      <style:text-properties officeooo:rsid="0017bcc1" officeooo:paragraph-rsid="0017bcc1"/>
    </style:style>
    <style:style style:name="P9" style:family="paragraph" style:parent-style-name="Table_20_Contents">
      <style:paragraph-properties fo:text-align="center" style:justify-single-word="false"/>
      <style:text-properties officeooo:rsid="001664a2" officeooo:paragraph-rsid="001664a2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text-properties officeooo:rsid="0017d28d" officeooo:paragraph-rsid="0017d28d"/>
    </style:style>
    <style:style style:name="P12" style:family="paragraph" style:parent-style-name="Standard">
      <style:text-properties officeooo:rsid="0017bcc1" officeooo:paragraph-rsid="0017bcc1"/>
    </style:style>
    <style:style style:name="T1" style:family="text">
      <style:text-properties officeooo:rsid="00141899"/>
    </style:style>
    <style:style style:name="T2" style:family="text">
      <style:text-properties officeooo:rsid="00159a69"/>
    </style:style>
    <style:style style:name="T3" style:family="text">
      <style:text-properties officeooo:rsid="0017b9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a xlink:type="simple" xlink:href="http://www.best-microcontroller-projects.com/ds18b20.html" text:style-name="Internet_20_link" text:visited-style-name="Visited_20_Internet_20_Link">http://www.best-microcontroller-projects.com/ds18b20.html</text:a></text:p>
      <text:p text:style-name="P8"/>
      <text:p text:style-name="P11"><text:a xlink:type="simple" xlink:href="http://henrysbench.capnfatz.com/henrys-bench/arduino-temperature-measurements/ds18b20-arduino-user-manual-introduction-and-contents/ds18b20-arduino-users-manual-part-3-reading-a-single-temperature/" text:style-name="Internet_20_link" text:visited-style-name="Visited_20_Internet_20_Link">http://henrysbench.capnfatz.com/henrys-bench/arduino-temperature-measurements/ds18b20-arduino-user-manual-introduction-and-contents/ds18b20-arduino-users-manual-part-3-reading-a-single-temperature/</text:a>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Arduino pins</text:p>
          </table:table-cell>
          <table:table-cell table:style-name="Table1.B1" office:value-type="string">
            <text:p text:style-name="P9">Cooking hacks raspberry pi shield for SigFox</text:p>
          </table:table-cell>
        </table:table-row>
        <table:table-row>
          <table:table-cell table:style-name="Table1.A2" office:value-type="string">
            <text:p text:style-name="P7">3V3</text:p>
          </table:table-cell>
          <table:table-cell table:style-name="Table1.B2" office:value-type="string">
            <text:p text:style-name="P7">3V3</text:p>
          </table:table-cell>
        </table:table-row>
        <table:table-row>
          <table:table-cell table:style-name="Table1.A2" office:value-type="string">
            <text:p text:style-name="P7">5V</text:p>
          </table:table-cell>
          <table:table-cell table:style-name="Table1.B2" office:value-type="string">
            <text:p text:style-name="P7">5V</text:p>
          </table:table-cell>
        </table:table-row>
        <table:table-row>
          <table:table-cell table:style-name="Table1.A2" office:value-type="string">
            <text:p text:style-name="P7">GND</text:p>
          </table:table-cell>
          <table:table-cell table:style-name="Table1.B2" office:value-type="string">
            <text:p text:style-name="P7">GND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7">A1</text:p>
          </table:table-cell>
          <table:table-cell table:style-name="Table1.B2" office:value-type="string">
            <text:p text:style-name="P7">A1</text:p>
          </table:table-cell>
        </table:table-row>
        <table:table-row>
          <table:table-cell table:style-name="Table1.A2" office:value-type="string">
            <text:p text:style-name="P7">A5</text:p>
          </table:table-cell>
          <table:table-cell table:style-name="Table1.B2" office:value-type="string">
            <text:p text:style-name="P7">A5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7">GND</text:p>
          </table:table-cell>
          <table:table-cell table:style-name="Table1.B2" office:value-type="string">
            <text:p text:style-name="P7">GND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B2" office:value-type="string">
            <text:p text:style-name="P9">4</text:p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B2" office:value-type="string">
            <text:p text:style-name="P9">3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B2" office:value-type="string">
            <text:p text:style-name="P9">2</text:p>
          </table:table-cell>
        </table:table-row>
        <table:table-row>
          <table:table-cell table:style-name="Table1.A2" office:value-type="string">
            <text:p text:style-name="P9">1 (TX)</text:p>
          </table:table-cell>
          <table:table-cell table:style-name="Table1.B2" office:value-type="string">
            <text:p text:style-name="P9">1 (TX)</text:p>
          </table:table-cell>
        </table:table-row>
      </table:table>
      <text:p text:style-name="P6"/>
      <text:p text:style-name="P1">// <text:span text:style-name="T3">find address</text:span></text:p>
      <text:p text:style-name="P1">Found '1-Wire' device with address:</text:p>
      <text:p text:style-name="P1"><text:bookmark-start text:name="__DdeLink__0_1986911603"/>0x28, 0x14, 0xD6, 0x29, 0x08, 0x00, 0x00, 0x9D<text:bookmark-end text:name="__DdeLink__0_1986911603"/></text:p>
      <text:p text:style-name="P1"/>
      <text:p text:style-name="P1">Found '1-Wire' device with address:</text:p>
      <text:p text:style-name="P1"><text:bookmark-start text:name="__DdeLink__5_1986911603"/>0x28, 0xDC, 0xE7, 0x29, 0x08, 0x00, 0x00, 0xEA<text:bookmark-end text:name="__DdeLink__5_1986911603"/></text:p>
      <text:p text:style-name="P1"/>
      <text:p text:style-name="P1">Found '1-Wire' device with address:</text:p>
      <text:p text:style-name="P1"><text:bookmark-start text:name="__DdeLink__7_1986911603"/>0x28, 0xE2, 0xA5, 0x29, 0x08, 0x00, 0x00, 0x7E<text:bookmark-end text:name="__DdeLink__7_1986911603"/></text:p>
      <text:p text:style-name="P1"/>
      <text:p text:style-name="P1">Found '1-Wire' device with address:</text:p>
      <text:p text:style-name="P1"><text:bookmark-start text:name="__DdeLink__9_1986911603"/>0x28, 0x86, 0x1A, 0x2A, 0x08, 0x00, 0x00, 0xC9<text:bookmark-end text:name="__DdeLink__9_1986911603"/></text:p>
      <text:p text:style-name="P1"/>
      <text:p text:style-name="P1">Found '1-Wire' device with address:</text:p>
      <text:p text:style-name="P1"><text:bookmark-start text:name="__DdeLink__11_1986911603"/>0x28, 0x3B, 0xD1, 0x29, 0x08, 0x00, 0x00, 0x5E<text:bookmark-end text:name="__DdeLink__11_1986911603"/></text:p>
      <text:p text:style-name="P1"/>
      <text:p text:style-name="P1">Found '1-Wire' device with address:</text:p>
      <text:p text:style-name="P1"><text:bookmark-start text:name="__DdeLink__13_1986911603"/>0x28, 0x47, 0xFF, 0x5A, 0x08, 0x00, 0x00, 0xC1<text:bookmark-end text:name="__DdeLink__13_1986911603"/></text:p>
      <text:p text:style-name="P1"/>
      <text:p text:style-name="P1">Found '1-Wire' device with address:</text:p>
      <text:p text:style-name="P1"><text:bookmark-start text:name="__DdeLink__15_1986911603"/>0x28, 0x5F, 0x7F, 0x29, 0x08, 0x00, 0x00, 0xD0<text:bookmark-end text:name="__DdeLink__15_1986911603"/></text:p>
      <text:p text:style-name="P1"/>
      <text:p text:style-name="P2">1 → 7, 3 meters between 2 sensors</text:p>
      <text:p text:style-name="P2"/>
      <text:p text:style-name="P2">// <text:span text:style-name="T1">sensor location</text:span></text:p>
      <text:p text:style-name="P2"/>
      <text:p text:style-name="P3">1<text:tab/><text:span text:style-name="T2">0x28, 0x5F, 0x7F, 0x29, 0x08, 0x00, 0x00, 0xD0</text:span></text:p>
      <text:p text:style-name="P2"><text:soft-page-break/></text:p>
      <text:p text:style-name="P5">2<text:tab/><text:span text:style-name="T2">0x28, 0x86, 0x1A, 0x2A, 0x08, 0x00, 0x00, 0xC9</text:span></text:p>
      <text:p text:style-name="P4"/>
      <text:p text:style-name="P5">3<text:tab/><text:span text:style-name="T2">0x28, 0xDC, 0xE7, 0x29, 0x08, 0x00, 0x00, 0xEA</text:span></text:p>
      <text:p text:style-name="P4"/>
      <text:p text:style-name="P5">4<text:tab/><text:span text:style-name="T2">0x28, 0x47, 0xFF, 0x5A, 0x08, 0x00, 0x00, 0xC1</text:span></text:p>
      <text:p text:style-name="P4"/>
      <text:p text:style-name="P5">5<text:tab/><text:span text:style-name="T2">0x28, 0x3B, 0xD1, 0x29, 0x08, 0x00, 0x00, 0x5E</text:span></text:p>
      <text:p text:style-name="P4"/>
      <text:p text:style-name="P5">6<text:tab/><text:span text:style-name="T2">0x28, 0x14, 0xD6, 0x29, 0x08, 0x00, 0x00, 0x9D</text:span></text:p>
      <text:p text:style-name="P4"/>
      <text:p text:style-name="P5">7<text:tab/><text:span text:style-name="T2">0x28, 0xE2, 0xA5, 0x29, 0x08, 0x00, 0x00, 0x7E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9:42:46.486675397</meta:creation-date>
    <dc:date>2017-12-01T14:39:28.705382839</dc:date>
    <meta:editing-duration>PT49M53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2" meta:paragraph-count="48" meta:word-count="201" meta:character-count="1327" meta:non-whitespace-character-count="1174"/>
  </office:meta>
</office:document-meta>
</file>